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d9f4" officeooo:paragraph-rsid="0013d9f4"/>
    </style:style>
    <style:style style:name="P2" style:family="paragraph" style:parent-style-name="Standard">
      <style:text-properties officeooo:rsid="00147bf9" officeooo:paragraph-rsid="00147bf9"/>
    </style:style>
    <style:style style:name="P3" style:family="paragraph" style:parent-style-name="Standard">
      <style:text-properties officeooo:rsid="0014c079" officeooo:paragraph-rsid="0014c079"/>
    </style:style>
    <style:style style:name="P4" style:family="paragraph" style:parent-style-name="Standard">
      <style:text-properties officeooo:rsid="00155326" officeooo:paragraph-rsid="00155326"/>
    </style:style>
    <style:style style:name="P5" style:family="paragraph" style:parent-style-name="Standard">
      <style:text-properties officeooo:rsid="00169759" officeooo:paragraph-rsid="00169759"/>
    </style:style>
    <style:style style:name="T1" style:family="text">
      <style:text-properties officeooo:rsid="0014c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sobre sistema de pesquisa e satisfação:</text:p>
      <text:p text:style-name="P1"/>
      <text:p text:style-name="P1"/>
      <text:p text:style-name="P1">Definições:</text:p>
      <text:p text:style-name="P1"/>
      <text:p text:style-name="P1">1 – Rastreabilidade (sistema de log de alterações)</text:p>
      <text:p text:style-name="P1"/>
      <text:p text:style-name="P1">Relatórios <text:span text:style-name="T1">por período e por eventos</text:span></text:p>
      <text:p text:style-name="P3">Relatório por prestadoras</text:p>
      <text:p text:style-name="P1"/>
      <text:p text:style-name="P4">Cheblagem....</text:p>
      <text:p text:style-name="P1"/>
      <text:p text:style-name="P2">Vincular pergunta a prestadora de serviço do departamento;</text:p>
      <text:p text:style-name="P2">Gerar token ao enviar e-mail de consulta para o cliente;</text:p>
      <text:p text:style-name="P2">Ao finalizar pesquisa não pode ser finalizada.</text:p>
      <text:p text:style-name="P3">Cadastro de eventos → período</text:p>
      <text:p text:style-name="P3">Cadastro de clientes</text:p>
      <text:p text:style-name="P3">Cadastro de prestadoras</text:p>
      <text:p text:style-name="P3">Cadastro de pergunta, vinculado a prestadora e departamento</text:p>
      <text:p text:style-name="P3"/>
      <text:p text:style-name="P5">Contato</text:p>
      <text:p text:style-name="P5">Adriana – Dil</text:p>
      <text:p text:style-name="P5"/>
      <text:p text:style-name="P5">Entregar cronograma hoj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5:37:12.784870778</meta:creation-date>
    <dc:date>2014-04-10T16:37:20.624755613</dc:date>
    <meta:editing-duration>PT14M24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6" meta:word-count="75" meta:character-count="518" meta:non-whitespace-character-count="457"/>
  </office:meta>
</office:document-meta>
</file>